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="0.06pt solid #000000"/>
      <style:text-properties style:font-name="DejaVu Sans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1" table:number-columns-repeated="1014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11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1">
            <text:p>00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">
            <text:p>002</text:p>
          </table:table-cell>
          <table:table-cell table:style-name="ce4" office:value-type="string">
            <text:p>Client-ID</text:p>
          </table:table-cell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">
            <text:p>00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">
            <text:p>00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5">
            <text:p>00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6">
            <text:p>00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7">
            <text:p>00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8">
            <text:p>00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9">
            <text:p>00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9"/>
          <table:table-cell table:style-name="ce11" office:value-type="float" office:value="10">
            <text:p>010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1">
            <text:p>01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2">
            <text:p>012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3">
            <text:p>01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4">
            <text:p>01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5">
            <text:p>01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6">
            <text:p>01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7">
            <text:p>01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8">
            <text:p>01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9">
            <text:p>01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9"/>
          <table:table-cell table:style-name="ce11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1">
            <text:p>021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2">
            <text:p>022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3">
            <text:p>023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4">
            <text:p>024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5">
            <text:p>025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6">
            <text:p>026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lef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7">
            <text:p>027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righ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8">
            <text:p>028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29">
            <text:p>029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9"/>
          <table:table-cell table:style-name="ce11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1">
            <text:p>031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rolled_in_X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4">
            <text:p>034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5">
            <text:p>035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6">
            <text:p>036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7">
            <text:p>037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office:value-type="string">
            <text:p>"rolled_in_Y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38">
            <text:p>038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4" office:value-type="string">
            <text:p>“rolled_in_Z“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39">
            <text:p>039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9"/>
          <table:table-cell table:style-name="ce11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1">
            <text:p>041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2">
            <text:p>042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3">
            <text:p>043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4">
            <text:p>044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6" office:value-type="string">
            <text:p>"Default Pattern 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5">
            <text:p>045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6" office:value-type="string">
            <text:p>"Default Pattern 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6">
            <text:p>046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7">
            <text:p>047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8">
            <text:p>048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9">
            <text:p>049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Test Cases</text:p>
          </table:table-cell>
          <table:table-cell table:style-name="ce2"/>
          <table:table-cell table:style-name="ce11" office:value-type="float" office:value="255">
            <text:p>255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ot implement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n progres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ne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43M50S</meta:editing-duration>
    <meta:editing-cycles>39</meta:editing-cycles>
    <meta:generator>LibreOffice/3.5$Linux_x86 LibreOffice_project/350m1$Build-2</meta:generator>
    <dc:date>2013-07-10T18:09:43</dc:date>
    <dc:creator>ingo </dc:creator>
    <meta:document-statistic meta:table-count="3" meta:cell-count="429" meta:object-count="0"/>
    <meta:user-defined meta:name="Info 1"/>
    <meta:user-defined meta:name="Info 2"/>
    <meta:user-defined meta:name="Info 3"/>
    <meta:user-defined meta:name="Info 4"/>
  </office:meta>
</office:document-meta>
</file>